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686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474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89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layer="layout" svg:width="3.186cm" svg:height="0.962cm" svg:x="8.014cm" svg:y="3.238cm">
          <draw:text-box>
            <text:p>Condition</text:p>
          </draw:text-box>
        </draw:frame>
        <draw:frame draw:style-name="gr2" draw:layer="layout" svg:width="2.974cm" svg:height="0.962cm" svg:x="8.126cm" svg:y="5.9cm">
          <draw:text-box>
            <text:p>mediator</text:p>
          </draw:text-box>
        </draw:frame>
        <draw:frame draw:style-name="gr3" draw:layer="layout" svg:width="3.398cm" svg:height="0.962cm" svg:x="2.602cm" svg:y="4.438cm">
          <draw:text-box>
            <text:p>moderator</text:p>
          </draw:text-box>
        </draw:frame>
        <draw:line draw:style-name="gr4" draw:text-style-name="P1" draw:layer="layout" svg:x1="6.4cm" svg:y1="5cm" svg:x2="8.2cm" svg:y2="5cm">
          <text:p/>
        </draw:line>
        <draw:line draw:style-name="gr4" draw:text-style-name="P1" draw:layer="layout" svg:x1="9.5cm" svg:y1="4.3cm" svg:x2="9.5cm" svg:y2="5.8cm">
          <text:p/>
        </draw:line>
        <draw:line draw:style-name="gr4" draw:text-style-name="P1" draw:layer="layout" svg:x1="9.6cm" svg:y1="7.4cm" svg:x2="8.5cm" svg:y2="8.9cm">
          <text:p/>
        </draw:line>
        <draw:ellipse draw:style-name="gr5" draw:text-style-name="P1" draw:layer="layout" svg:width="2.9cm" svg:height="2.6cm" svg:x="6.1cm" svg:y="9.1cm">
          <text:p text:style-name="P1">intercept</text:p>
        </draw:ellipse>
        <draw:ellipse draw:style-name="gr5" draw:text-style-name="P1" draw:layer="layout" svg:width="2.9cm" svg:height="2.6cm" svg:x="10.2cm" svg:y="9.1cm">
          <text:p text:style-name="P1">slope</text:p>
        </draw:ellipse>
        <draw:line draw:style-name="gr4" draw:text-style-name="P1" draw:layer="layout" svg:x1="9.619cm" svg:y1="7.351cm" svg:x2="10.9cm" svg:y2="8.7cm">
          <text:p/>
        </draw:line>
        <draw:frame draw:style-name="gr3" draw:layer="layout" svg:width="3.398cm" svg:height="0.962cm" svg:x="2.602cm" svg:y="4.438cm">
          <draw:text-box>
            <text:p>moderator</text:p>
          </draw:text-box>
        </draw:frame>
        <draw:frame draw:style-name="gr3" draw:layer="layout" svg:width="3.398cm" svg:height="0.962cm" svg:x="2.602cm" svg:y="4.438cm">
          <draw:text-box>
            <text:p>moderator</text:p>
          </draw:text-box>
        </draw:frame>
        <draw:g>
          <draw:frame draw:style-name="gr6" draw:layer="layout" svg:width="1.277cm" svg:height="0.962cm" svg:x="10.077cm" svg:y="15.2cm">
            <draw:text-box>
              <text:p text:style-name="P1">Y3</text:p>
            </draw:text-box>
          </draw:frame>
          <draw:frame draw:style-name="gr6" draw:layer="layout" svg:width="1.277cm" svg:height="0.962cm" svg:x="12.2cm" svg:y="15.138cm">
            <draw:text-box>
              <text:p>Y4</text:p>
            </draw:text-box>
          </draw:frame>
          <draw:frame draw:style-name="gr7" draw:layer="layout" svg:width="1.277cm" svg:height="1cm" svg:x="7.9cm" svg:y="15.2cm">
            <draw:text-box>
              <text:p>Y2</text:p>
            </draw:text-box>
          </draw:frame>
          <draw:frame draw:style-name="gr6" draw:layer="layout" svg:width="1.277cm" svg:height="0.962cm" svg:x="5.7cm" svg:y="15.238cm">
            <draw:text-box>
              <text:p>Y1</text:p>
            </draw:text-box>
          </draw:frame>
        </draw:g>
        <draw:line draw:style-name="gr4" draw:text-style-name="P1" draw:layer="controls" svg:x1="8.4cm" svg:y1="11.5cm" svg:x2="10.5cm" svg:y2="15cm">
          <text:p/>
        </draw:line>
        <draw:line draw:style-name="gr4" draw:text-style-name="P1" draw:layer="controls" svg:x1="7cm" svg:y1="11.6cm" svg:x2="6.1cm" svg:y2="15.1cm">
          <text:p/>
        </draw:line>
        <draw:line draw:style-name="gr4" draw:text-style-name="P1" draw:layer="controls" svg:x1="7.7cm" svg:y1="11.7cm" svg:x2="8.4cm" svg:y2="15.1cm">
          <text:p/>
        </draw:line>
        <draw:line draw:style-name="gr4" draw:text-style-name="P1" draw:layer="controls" svg:x1="8.8cm" svg:y1="11.2cm" svg:x2="12.7cm" svg:y2="14.9cm">
          <text:p/>
        </draw:line>
        <draw:line draw:style-name="gr4" draw:text-style-name="P1" draw:layer="controls" svg:x1="10.7cm" svg:y1="11.5cm" svg:x2="6.3cm" svg:y2="15.1cm">
          <text:p/>
        </draw:line>
        <draw:line draw:style-name="gr4" draw:text-style-name="P1" draw:layer="controls" svg:x1="11cm" svg:y1="11.6cm" svg:x2="8.5cm" svg:y2="15cm">
          <text:p/>
        </draw:line>
        <draw:line draw:style-name="gr4" draw:text-style-name="P1" draw:layer="controls" svg:x1="11.4cm" svg:y1="11.7cm" svg:x2="10.7cm" svg:y2="15cm">
          <text:p/>
        </draw:line>
        <draw:line draw:style-name="gr4" draw:text-style-name="P1" draw:layer="controls" svg:x1="12.1cm" svg:y1="11.7cm" svg:x2="13cm" svg:y2="14.9cm">
          <text:p/>
        </draw:line>
        <draw:frame draw:style-name="gr8" draw:text-style-name="P2" draw:layer="layout" svg:width="0.739cm" svg:height="0.721cm" svg:x="7.761cm" svg:y="13.979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9.561cm" svg:y="13.979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11.561cm" svg:y="14.079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5.761cm" svg:y="13.8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12.161cm" svg:y="13.6cm">
          <draw:text-box>
            <text:p><text:span text:style-name="T1">0</text:span></text:p>
          </draw:text-box>
        </draw:frame>
        <draw:frame draw:style-name="gr8" draw:text-style-name="P2" draw:layer="layout" svg:width="0.739cm" svg:height="0.721cm" svg:x="10.361cm" svg:y="13.7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8.5cm" svg:y="13.7cm">
          <draw:text-box>
            <text:p><text:span text:style-name="T1">2</text:span></text:p>
          </draw:text-box>
        </draw:frame>
        <draw:frame draw:style-name="gr8" draw:text-style-name="P2" draw:layer="layout" svg:width="0.739cm" svg:height="0.721cm" svg:x="6.861cm" svg:y="13.679cm">
          <draw:text-box>
            <text:p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Verboon</meta:initial-creator>
    <meta:creation-date>2018-08-09T16:36:53</meta:creation-date>
    <dc:date>2018-08-09T17:23:07</dc:date>
    <dc:creator>Peter Verboon</dc:creator>
    <meta:editing-duration>PT38M40S</meta:editing-duration>
    <meta:editing-cycles>4</meta:editing-cycles>
    <meta:generator>OpenOffice/4.1.5$Unix OpenOffice.org_project/415m1$Build-9789</meta:generator>
    <meta:document-statistic meta:object-count="32"/>
  </office:meta>
</office:document-meta>
</file>